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4 Introduction to the C Runtime Library </text:h>
      <text:p text:style-name="P1"/>
      <text:p text:style-name="P1">One of the original motivations for creating FreeBasic was to provide an easy-touse </text:p>
      <text:p text:style-name="P1">wrapper for the C Runtime Library according to Andre Victor, the language creator.</text:p>
      <text:p text:style-name="P1">FreeBasic is as advanced as it is today because many of the functions are wrappers forthe runtime functions, which simplified the creation of the language. </text:p>
      <text:p text:style-name="P1"/>
      <text:p text:style-name="P1">Since FreeBasic uses the C runtime library, you can use it as well in your programs,</text:p>
      <text:p text:style-name="P1">and there are a number of very useful conversion functions available. The functiondefinitions are contained in the header file crt.bi, and you gain access to those functionsby using the #Include directive. </text:p>
      <text:p text:style-name="P1"/>
      <text:p text:style-name="P1">Caution Not all the functions listed in the various bi files in the crt folder </text:p>
      <text:p text:style-name="P1">have been implemented in FreeBasic. If you get an error similar to the following[path/filename].o:fake:(.text+0x16c): undefined reference to `rint', where path/filename is yourprogram's path and filename, then the function you are trying to use is not supported.</text:p>
      <text:p text:style-name="P1">This is a linker error and indicates that the linker was not able to find the referenced </text:p>
      <text:p text:style-name="P1">function. There are also a number of functions and structures that will only work inWindows and some that are GNU Extensions and will only work on Linux. </text:p>
      <text:p text:style-name="P1"/>
      <text:h text:style-name="Heading_20_2" text:outline-level="2">The #Include Directive </text:h>
      <text:p text:style-name="P1"/>
      <text:p text:style-name="P1">The syntax for the #Include directive is #Include [Once] “filename.ext”. </text:p>
      <text:p text:style-name="P1">Remember that a compiler directive instructs the compiler to do something, and in hiscase, it instructs the compiler to include the file “filename.ext” when compiling. When thecompiler reads this directive, it stops reading the current file and starts reading theincluded file. If the included file also has an #Include directive, then that file is read in as </text:p>
      <text:p text:style-name="P1">well. You can have up to 16 nested includes per program. To use the runtime conversionfunctions in your own program you would add #Include Once “crt.bi” at the top of </text:p>
      <text:p text:style-name="P1">your program. </text:p>
      <text:p text:style-name="P1"/>
      <text:p text:style-name="P1">The file extension bi stands for “basic include” and is usually declarationstatements and/or subroutines and functions. The crt.bi file is located in the inc folder of </text:p>
      <text:p text:style-name="P1">your FreeBasic installation. If a bi file is not located in the folder where the program isbeing compiled, the compiler will look in the inc folder for the file. If it can’t find the file, itwill issue an error. You can also include a path with the filename if you keep your includefiles in a common folder besides the inc folder. </text:p>
      <text:p text:style-name="P1"/>
      <text:p text:style-name="P1">If you look at the contents of crt.bi you see that the file simply includes other files and references the library that contains the actual function code. </text:p>
      <text:p text:style-name="P1"/>
      <text:p text:style-name="P1">1 #ifndef __CRT_BI__ </text:p>
      <text:p text:style-name="P1">2 #define __CRT_BI__ </text:p>
      <text:p text:style-name="P1">3 </text:p>
      <text:p text:style-name="P1"><text:soft-page-break/>4 #ifdef __FB_WIN32__ </text:p>
      <text:p text:style-name="P1">5 # inclib "msvcrt" </text:p>
      <text:p text:style-name="P1">6 #endif </text:p>
      <text:p text:style-name="P1">7 </text:p>
      <text:p text:style-name="P1">8 #include once "crt/string.bi" </text:p>
      <text:p text:style-name="P1"/>
      <text:p text:style-name="P1"/>
      <text:p text:style-name="P1">9 </text:p>
      <text:p text:style-name="P1">#include once "crt/math.bi" </text:p>
      <text:p text:style-name="P1">10 #include once "crt/time.bi" </text:p>
      <text:p text:style-name="P1">11 #include once "crt/wchar.bi" </text:p>
      <text:p text:style-name="P1">12 #include once "crt/stdlib.bi" </text:p>
      <text:p text:style-name="P1">13 #include once "crt/stdio.bi" </text:p>
      <text:p text:style-name="P1">14 #include once "crt/io.bi" </text:p>
      <text:p text:style-name="P1">15 #include once "crt/errno.bi" </text:p>
      <text:p text:style-name="P1">16 </text:p>
      <text:p text:style-name="P1">17 #endif ' __CRT_BI__ </text:p>
      <text:p text:style-name="P1"/>
      <text:p text:style-name="P1"/>
      <text:p text:style-name="P1">Listing 4.1: crt.bi </text:p>
      <text:p text:style-name="P1"/>
      <text:p text:style-name="P1"><text:tab/>Analysis: Crt.bi contains a number of compiler directives, the statements that startwith the # character to control the compilation process. In line the directive #ifndefmeans “if not defined”. If the symbol __CRT_BI__ has not already been defined, then line2 will define the symbol. The #ifdef directive in line 4 means “if defined”. If the compileris running on a Win32 machine, the symbol __FB_WIN32__ will be defined which willinclude the library "msvcrt" on line 5 with the #inclib directive which means “includelibrary”. The #endif on line 6 closes the opening #ifdef on line 4. Under Windows,</text:p>
      <text:p text:style-name="P1">FreeBasic uses the Microsoft Runtime which is contained in the dynamic link library (DLL)</text:p>
      <text:p text:style-name="P1">msvcrt.dll. </text:p>
      <text:p text:style-name="P1"/>
      <text:p text:style-name="P1">Line 8 through 15 include each of the individual declaration files that make up theC runtime library. The “#include once” directive ensures that the individual include filesare only added once, even if another module includes them. The #endif on line 17 isused to close the #ifndef on line 1. </text:p>
      <text:p text:style-name="P1"/>
      <text:p text:style-name="P1">Notice that the #Include directive use the Once modifier which tells the compilerthat this file should only be loaded once, even if a subsequent file uses the same#Include. This is to prevent duplicate definition errors. It is always good practice to usethe Once modifier in your own includes. </text:p>
      <text:p text:style-name="P1"/>
      <text:p text:style-name="P1">Notice that the different files being included are located in the inc/crt folder. This isan example of setting the path for the #Include if they should be in a different folder.</text:p>
      <text:p text:style-name="P1">Many of the third-party library bi files are in their own subfolders, just to keep things a bitmore organized. The conversion functions we will be examining in this chapter arecontained the file crt/math.bi. </text:p>
      <text:p text:style-name="P1"/>
      <text:p text:style-name="P1">The #Inclib directive above the include list tells the compiler what library contains thefunctions. Library files are compiled subroutines, functions and symbols that define <text:soft-page-break/>thefunctionality of the library. Lib files located in the lib folder of your FreeBasic installation.</text:p>
      <text:p text:style-name="P1">They are usually named filename.a for static libraries and filename.dll.a for dynamiclink libraries. If you look in the lib folder you will also see some filename.o files. Theseare object files. Object files contain pre-parsed code that can be linked to an executablefile or to a library file. </text:p>
      <text:p text:style-name="P1"/>
      <text:p text:style-name="P1">Caution If you open one of the bi files in the inc folder, which you may need to dofrom time to time to see what parameters a function requires or to see the return type of </text:p>
      <text:p text:style-name="P1"/>
      <text:p text:style-name="P1">a function, be sure not to change anything in the file. You should always open the files inread-only mode if your editor provides that functionality. </text:p>
      <text:p text:style-name="P1"/>
      <text:h text:style-name="Heading_20_2" text:outline-level="2">The Declaration Statement </text:h>
      <text:p text:style-name="P1"/>
      <text:p text:style-name="P1">If you look at math.bi you will see a number of Declaration statements. Adeclaration statement is a function prototype that tells the compiler that there is afunction definition somewhere in the program code, or in a library or an external dll. Thisforward reference is used so that the compiler won’t complain if the function or sub iscalled before it finds the actual code for the function. Once you understand how tointerpret a declaration statement, you will be able to use any function in the runtimelibrary. </text:p>
      <text:p text:style-name="P1"/>
      <text:p text:style-name="P1">To understand the components of a declaration statement, here is the declarationstatement for the ceil function in math.bi. The ceil function rounds a decimal value up tothe nearest integer. That is, 1.5 would become 2. </text:p>
      <text:p text:style-name="P1"/>
      <text:p text:style-name="P1">Declare function ceil cdecl Alias "ceil" (byval as double) as double </text:p>
      <text:p text:style-name="P1"/>
      <text:p text:style-name="P1"/>
      <text:p text:style-name="P1">You can break this declare down into the following functional sections. </text:p>
      <text:p text:style-name="P1"/>
      <text:p text:style-name="P1">• </text:p>
      <text:p text:style-name="P1">Declare: This is the keyword for a declare statement. </text:p>
      <text:p text:style-name="P1">• </text:p>
      <text:p text:style-name="P1">Function: This can either be Function, to indicate that this procedure returns avalue, or Sub, which indicates that the procedure does not return a value. </text:p>
      <text:p text:style-name="P1">• </text:p>
      <text:p text:style-name="P1">Ceil: This is the name of the function and the name that you would use in yourcode. Do not use the name after Alias. </text:p>
      <text:p text:style-name="P1">• </text:p>
      <text:p text:style-name="P1">Cdecl: This is the function's method of passing arguments. When calling an </text:p>
      <text:p text:style-name="P1">external function, parameters must be pushed on the stack in the correct order sothat the function can pop the parameters off the stack correctly. Cdecl stands for CDeclare, and passes the arguments from right to left using the C convention ofparameter passing. The Pascal calling convention pushes arguments from left toright and is used when calling functions created in the Pascal language. TheStdcall calling convention pushes arguments from right to left and is used in Basiclibraries and Windows API. </text:p>
      <text:p text:style-name="P1"><text:soft-page-break/>• </text:p>
      <text:p text:style-name="P1">Alias: This is an alternate name that is used by the linker when your code is linkedto other languages. You use an alias in case there is a function in the targetlanguage that has the same name as your function. </text:p>
      <text:p text:style-name="P1">• </text:p>
      <text:p text:style-name="P1">(): The values inside the parenthesis are the parameters that the function or subexpects. Ceil expects one parameter, a double-type value. If the function expectsmultiple parameters, then commas will separate them. A parameter can be any ofthe FreeBasic data types or a composite type. Many of the runtime functionsrequire pointers to other data types or data structures. </text:p>
      <text:p text:style-name="P1">• </text:p>
      <text:p text:style-name="P1">ByVal: The byval (by value) keyword indicates that the value being passed to thefunction is a copy of the data, and not the actual data itself. This is to preventaccidentally changing the actual data within a function. You can also use ByRef(by reference) which passes the address of the data to the function, and anychanges in the parameter are reflected in the actual data. ByVal is the defaultbehavior in current versions of the compiler. </text:p>
      <text:p text:style-name="P1"/>
      <text:p text:style-name="P1">• </text:p>
      <text:p text:style-name="P1">As [data type]: The As keyword after the parameter list indicates the return typeof the function. Subs do not have a return type so there isn’t an As clause after theparameter list. </text:p>
      <text:p text:style-name="P1">Notice that the ceil function returns a double and not an integer, even though theconversion function rounds off the decimal portion. This is to prevent integer overflow forvery large numbers. Even though ceil, and the other runtime conversion functions returna double you can implicitly convert them to integers by simply assigning the return to aninteger variable or using the Cast function. Be sure to use an integer data type with alarge enough range for the result. </text:p>
      <text:p text:style-name="P1"/>
      <text:p text:style-name="P1">To use Ceil in your program you would write myDouble = Ceil(aDouble) or myInt = </text:p>
      <text:p text:style-name="P1">Ceil(aDouble). All declaration statements follow the same pattern as Ceil. </text:p>
      <text:p text:style-name="P1"/>
      <text:p text:style-name="P1">DLLs created with Visual Basic 6tm and below are COM objects and not standardDLLs. In order to use VB6 DLLs with FreeBasic you will need to create a COM interface toaccess the DLL functions. Creating a COM interface is a complicated topic and is beyondthe scope of this book. </text:p>
      <text:p text:style-name="P1"/>
      <text:h text:style-name="Heading_20_2" text:outline-level="2">Runtime Conversion Functions </text:h>
      <text:p text:style-name="P1"/>
      <text:p text:style-name="P1">Table 5.1 lists some of the more useful conversion routines contained within the </text:p>
      <text:p text:style-name="P1">runtime library along with he syntax and some comments about the function. </text:p>
      <text:p text:style-name="P1"/>
      <text:p text:style-name="P1">Function Syntax Comment </text:p>
      <text:p text:style-name="P1">Ceil B = Ceil(double-typeexpression) </text:p>
      <text:p text:style-name="P1">Ceil returns the nearest </text:p>
      <text:p text:style-name="P1">integer greater thanexpression. </text:p>
      <text:p text:style-name="P1">Floor B = Floor(double-typeexpression) </text:p>
      <text:p text:style-name="P1">Floor returns the nearest </text:p>
      <text:p text:style-name="P1"><text:soft-page-break/>integer less than expression. </text:p>
      <text:p text:style-name="P1">Modf B = Modf(double-typeexpression, double-typepointer) </text:p>
      <text:p text:style-name="P1">Modf returns the fractions </text:p>
      <text:p text:style-name="P1">part of expression and theinteger part of expression inthe double-type pointer. Theinteger part of expression isrounded towards zero. </text:p>
      <text:p text:style-name="P1"/>
      <text:p text:style-name="P1">Table 4.1: Runtime Conversion Functions </text:p>
      <text:p text:style-name="P1"/>
      <text:p text:style-name="P1">It would require another book to examine all the functions in the runtime library. Theruntime functions presented in this book were selected because of their usefulness andto supplement FreeBasic’s built-in functions. </text:p>
      <text:p text:style-name="P1"/>
      <text:p text:style-name="P1">Modf deserves special mention. A function can only return a single value, the valuedefined in the As clause after the parameter list. This does not mean however that youcannot return more than one value from a function. Any additional values a functionreturns must be returned through the parameter list. One way to do this is to use theByref keyword on parameters. Any changes made to a byref parameter changes theactual data. However, you cannot use byref on external libraries, due to differences in </text:p>
      <text:p text:style-name="P1"/>
      <text:p text:style-name="P1"/>
      <text:p text:style-name="P1">calling procedures, so pointers are used instead. There are two ways to pass pointer datato a function; by explicitly declaring a pointer data type which you will see in the chapteron pointers, or by using the AddressOf operator which is explained here. </text:p>
      <text:p text:style-name="P1"/>
      <text:h text:style-name="Heading_20_2" text:outline-level="2">The AddressOf Operator @ </text:h>
      <text:p text:style-name="P1"/>
      <text:p text:style-name="P1">When the compiler creates a variable, it allocates a portion of memory equal to thesize of the data type. For an integer it would allocate 4 bytes and for a double it wouldallocate 8 bytes. Each memory location has an address associated with it so that the CPUcan move data into and out of the memory location. When the compiler allocates thememory, the operating system returns an address for the memory location so that thecompiler can access that location. When you are working with variables you are actuallyworking with an addressable memory location in the computer. You don't have to worryabout the address since the compiler handles all those details for you; you can just usethe variable in your program. </text:p>
      <text:p text:style-name="P1"/>
      <text:p text:style-name="P1">However, when you need to call a function like Modf that requires a pointer to avariable, then you need to know the address of the variable so you can pass it to thefunction. Why can't you just use the variable name, since it is an alias for the memorylocation? The answer is in the declaration of Modf shown in listing 5.3. </text:p>
      <text:p text:style-name="P1"/>
      <text:p text:style-name="P1">declare function modf cdecl alias "modf" (byval as double, byval as double ptr) as double </text:p>
      <text:p text:style-name="P1"/>
      <text:p text:style-name="P1"/>
      <text:p text:style-name="P1">Listing 4.2: Modf Declaration </text:p>
      <text:p text:style-name="P1"/>
      <text:p text:style-name="P1">Notice that the second parameter is defined as byval and the data type is a <text:soft-page-break/>pointer(ptr) to a double-type variable. Remember that byval means “make a copy of thecontents of the parameter and use it in the function.” If you were to simply use thevariable name, you would be passing the contents of the memory location, whatever is inthe variable,and not its address. </text:p>
      <text:p text:style-name="P1"/>
      <text:p text:style-name="P1">When you use a regular variable in your program, you are working with the actualdata in the memory location associated with the variable. That is, a variable = data. Ifyou define myInt as an integer and set it equal to 5, when you print myInt to the screenyou will see 5. The pointer data type is unique in that what it contains isn't data, that is avalue like 134, rather it contains the address of a memory location. A pointer = memoryaddress. If you were to print a pointer to the screen you would see a number that doesn'tmake much sense, since what you are looking at isn't the data in the memory location,</text:p>
      <text:p text:style-name="P1">but the address of the data in memory. </text:p>
      <text:p text:style-name="P1"/>
      <text:p text:style-name="P1">When you first create a pointer, it doesn't point to anything. This is called a NULLpointer. There are a number of ways to initialize the pointer, but one method is to use theAddressOf operator. If you create a pointer variable such as myIntPtr you could initializethat pointer with code like myIntPtr = @myInt. The @ is the AddressOf operator, andthis code snippet sets myIntPtr to the address of myInt. In other words, an initializedpointer variable and the AddressOf operator both return the same value, a memoryaddress. </text:p>
      <text:p text:style-name="P1"/>
      <text:p text:style-name="P1">We can use this concept in the Modf function. Rather than creating a pointervariable, we can create a double-type variable and then use this variable with theAddressOf operator for the return parameter. Remember that you were able to useexpressions with the built-in numeric conversion functions. Using the AddressOf operatorwith a variable is an expression which will be evaluated and the result, the variableaddress, will be passed along to the function. </text:p>
      <text:p text:style-name="P1"/>
      <text:p text:style-name="P1"/>
      <text:p text:style-name="P1">The following short program illustrates this concept. </text:p>
      <text:p text:style-name="P1"/>
      <text:p text:style-name="P1"/>
      <text:p text:style-name="P1">1 </text:p>
      <text:p text:style-name="P1">2 </text:p>
      <text:p text:style-name="P1">3 </text:p>
      <text:p text:style-name="P1">4 </text:p>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text:soft-page-break/>17 </text:p>
      <text:p text:style-name="P1">18 </text:p>
      <text:p text:style-name="P1">19 </text:p>
      <text:p text:style-name="P1">20 </text:p>
      <text:p text:style-name="P1"/>
      <text:p text:style-name="P1"/>
      <text:p text:style-name="P1">'Need to include the runtime library </text:p>
      <text:p text:style-name="P1">#include "crt.bi" </text:p>
      <text:p text:style-name="P1"/>
      <text:p text:style-name="P1"/>
      <text:p text:style-name="P1">'Set up some variables </text:p>
      <text:p text:style-name="P1">Dim As Double myDouble, FracPart, IntPart </text:p>
      <text:p text:style-name="P1"/>
      <text:p text:style-name="P1"/>
      <text:p text:style-name="P1">'Set the value we want to convert </text:p>
      <text:p text:style-name="P1">myDouble = 12.56 </text:p>
      <text:p text:style-name="P1">'Call the function. Notice that we are using the addressof </text:p>
      <text:p text:style-name="P1">'operator @ on IntPart. </text:p>
      <text:p text:style-name="P1">FracPart = modf(myDouble, @IntPart) </text:p>
      <text:p text:style-name="P1">'Get the result. </text:p>
      <text:p text:style-name="P1">Print "myDouble = ";myDouble </text:p>
      <text:p text:style-name="P1">Print "Fractional part:";FracPart </text:p>
      <text:p text:style-name="P1">Print "Integer part:";IntPart </text:p>
      <text:p text:style-name="P1"/>
      <text:p text:style-name="P1"/>
      <text:p text:style-name="P1">Sleep </text:p>
      <text:p text:style-name="P1">End </text:p>
      <text:p text:style-name="P1"/>
      <text:p text:style-name="P1"/>
      <text:p text:style-name="P1">Listing 4.3: addressof.bas </text:p>
      <text:p text:style-name="P1"/>
      <text:p text:style-name="P1"><text:tab/>Analysis: In line 1 the crt.bi is included in this program so that all the supportedfunctions will be available to the program. In line 5 all of the working variables aredeclared. In line 8, the variable to be operated on is set to a decimal value. The Modffunction is called in line 11 using the AddressOf operator to retrieve the integer portion ofthe return value. The fractional portion of the return value is loaded into the FracPartvariable. Line 13 through 15 print out the values returned from the function. The programis closed in the usual way in lines 17 and 18. </text:p>
      <text:p text:style-name="P1"/>
      <text:p text:style-name="P1">In line 5 we dimension the variables we will use: myDouble is the value we want toconvert, FracPart is the value returned by the function and IntPart is the return value thatwill be passed through the second parameter, the pointer. Notice in line 11 we are usingthe AddressOf operator in conjunction with our regular double-type variable. </text:p>
      <text:p text:style-name="P1"/>
      <text:p text:style-name="P1">Here is the output of the program. </text:p>
      <text:p text:style-name="P1"/>
      <text:p text:style-name="P1">myDouble = 12.56 </text:p>
      <text:p text:style-name="P1"/>
      <text:p text:style-name="P1"/>
      <text:p text:style-name="P1">Fractional part: 0.560000000000001 </text:p>
      <text:p text:style-name="P1"><text:soft-page-break/></text:p>
      <text:p text:style-name="P1"/>
      <text:p text:style-name="P1">Integer part: 12 </text:p>
      <text:p text:style-name="P1"/>
      <text:p text:style-name="P1"/>
      <text:p text:style-name="P1">Output 4.1: addressof.bas </text:p>
      <text:p text:style-name="P1"/>
      <text:p text:style-name="P1">The return value of the function, .56, is the fractional part and the integer part 12,</text:p>
      <text:p text:style-name="P1">is the value returned through the parameter. The series of zeros ending in a 1 after the </text:p>
      <text:p text:style-name="P1"/>
      <text:p text:style-name="P1"/>
      <text:p text:style-name="P1">.56 is the result of the precision conversion you will get with a double value. Rememberin the previous sections it was mentioned that double and single data types are prone torounding errors. Here you see why this is true. </text:p>
      <text:p text:style-name="P1"/>
      <text:p text:style-name="P1">Caution When you are dealing with a pointer parameter, you must be sure to passthe correct data type to the parameter. In the case of Modf, it is expecting a double-typepointer which is 8 bytes. If you pass the incorrect pointer type to a function, it may not doanything at all, or it may try to write to 8 bytes of memory. If the function tries to write tomore memory than has been allocated you will see the infamous General Protection Faultmessage and your program will be shut down. Always use the proper pointer type withpointer parameters. General Protection Fault is a Windows term and is equivalent to aSegmentation Fault on Linux. </text:p>
      <text:p text:style-name="P1"/>
      <text:h text:style-name="Heading_20_2" text:outline-level="2">Testing the Runtime Conversion Functions </text:h>
      <text:p text:style-name="P1"/>
      <text:p text:style-name="P1">As you did with the other conversion functions, you should test these functionswith both positive and negative numbers to see how they behave. </text:p>
      <text:p text:style-name="P1"/>
      <text:p text:style-name="P1">1 </text:p>
      <text:p text:style-name="P1">'Need to include the runtime library </text:p>
      <text:p text:style-name="P1">2 </text:p>
      <text:p text:style-name="P1">#include "crt.bi" </text:p>
      <text:p text:style-name="P1">3 </text:p>
      <text:p text:style-name="P1">4 </text:p>
      <text:p text:style-name="P1">'Set up some variables </text:p>
      <text:p text:style-name="P1">5 </text:p>
      <text:p text:style-name="P1">Dim As Double myDouble = 12.56, myDouble2 = 12.56 </text:p>
      <text:p text:style-name="P1">6 </text:p>
      <text:p text:style-name="P1">7 </text:p>
      <text:p text:style-name="P1">'Show the various conversion functions with </text:p>
      <text:p text:style-name="P1">8 </text:p>
      <text:p text:style-name="P1">'positive and negative numbers. </text:p>
      <text:p text:style-name="P1">9 </text:p>
      <text:p text:style-name="P1">Print "Ceil with";myDouble;" returns ";Ceil(myDouble) </text:p>
      <text:p text:style-name="P1">10 </text:p>
      <text:p text:style-name="P1">Print "Ceil with ";myDouble2;" returns ";Ceil(myDouble2) </text:p>
      <text:p text:style-name="P1"><text:soft-page-break/>11 </text:p>
      <text:p text:style-name="P1">Print </text:p>
      <text:p text:style-name="P1">12 </text:p>
      <text:p text:style-name="P1">Print "Floor with";myDouble;" returns ";Floor(myDouble) </text:p>
      <text:p text:style-name="P1">13 </text:p>
      <text:p text:style-name="P1">Print "Floor with ";myDouble2;" returns ";Floor(myDouble2) </text:p>
      <text:p text:style-name="P1">14 </text:p>
      <text:p text:style-name="P1">Print </text:p>
      <text:p text:style-name="P1">15 </text:p>
      <text:p text:style-name="P1">16 </text:p>
      <text:p text:style-name="P1">'Wait for a keypress </text:p>
      <text:p text:style-name="P1">17 </text:p>
      <text:p text:style-name="P1">Sleep </text:p>
      <text:p text:style-name="P1">18 </text:p>
      <text:p text:style-name="P1">End </text:p>
      <text:p text:style-name="P1">19 </text:p>
      <text:p text:style-name="P1">20 </text:p>
      <text:p text:style-name="P1"/>
      <text:p text:style-name="P1"/>
      <text:p text:style-name="P1">Listing 4.4: crtfunc.bas </text:p>
      <text:p text:style-name="P1"/>
      <text:p text:style-name="P1"><text:tab/>Analysis: Since these are C runtime functions, the crt.bi is included in line 2. Line 5 </text:p>
      <text:p text:style-name="P1">shows the declaration of the working variables in the program, once again using thealternate Dim syntax. Lines 9 through 14 print out the return values of the functions withboth positive and negative numbers. Lines 17 and 18 close the program. </text:p>
      <text:p text:style-name="P1"/>
      <text:p text:style-name="P1"/>
      <text:p text:style-name="P1">Line 2 in the program includes the crt.bi which is required for using any of theruntime functions. In line 5 the two working double-type variables are dimensioned andinitialized. As you can see, calling the runtime functions is exactly the same as callingany of the FreeBasic built-in functions. Running the program will produce the following </text:p>
      <text:p text:style-name="P1">output. </text:p>
      <text:p text:style-name="P1"/>
      <text:p text:style-name="P1">Ceil with 12.56 returns 13 </text:p>
      <text:p text:style-name="P1"/>
      <text:p text:style-name="P1"/>
      <text:p text:style-name="P1">Ceil with 12.56 </text:p>
      <text:p text:style-name="P1">returns 12 </text:p>
      <text:p text:style-name="P1"/>
      <text:p text:style-name="P1"/>
      <text:p text:style-name="P1">Floor with 12.56 returns 12 </text:p>
      <text:p text:style-name="P1"/>
      <text:p text:style-name="P1"/>
      <text:p text:style-name="P1">Floor with 12.56 </text:p>
      <text:p text:style-name="P1">returns 13 </text:p>
      <text:p text:style-name="P1"/>
      <text:p text:style-name="P1"/>
      <text:p text:style-name="P1">Output 4.2: crtfunc.bas </text:p>
      <text:p text:style-name="P1"/>
      <text:p text:style-name="P1">As you can see in the output, Ceil returns the nearest integer greater than thevalue. <text:soft-page-break/>13 is greater than 12 and -12 is less negative than -12.56. Floor does just theopposite; it returns the nearest integer less than the value. 12 is less than 12.56 and -13is more negative than -12.56. </text:p>
      <text:p text:style-name="P1"/>
      <text:h text:style-name="Heading_20_2" text:outline-level="2">A Look Ahead </text:h>
      <text:p text:style-name="P1"/>
      <text:p text:style-name="P1">Normally when you use numbers in your program, you are going to do some sort ofcalculation with them. In the next chapter you will see FreeBasic's arithmetic operators,</text:p>
      <text:p text:style-name="P1">learn about operator precedence and explore the bits that make up a number. </text:p>
      <text:p text:style-name="P1"/>
      <text:p text:style-name="P1"/>
      <text:h text:style-name="Heading_20_2" text:outline-level="2">Exercises </text:h>
      <text:p text:style-name="P1"/>
      <text:p text:style-name="P1">1) What is the extension of files that normally contain function declarations forlibraries? </text:p>
      <text:p text:style-name="P1">2) What is the difference between the Ceil() and Floor() functions in the C runtimelibrary? </text:p>
      <text:p text:style-name="P1">3) What compiler directive is used to add additional files before compilation? </text:p>
      <text:p text:style-name="P1">4) What is a common cause of a Segmentation Fault or General Protection Faul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4 Introduction to the C Runtime Library </dc:title>
    <dc:date>2016-02-24T21:59:59.668000000</dc:date>
    <meta:editing-duration>PT24S</meta:editing-duration>
    <meta:editing-cycles>2</meta:editing-cycles>
    <meta:generator>LibreOffice/5.1.0.3$Windows_x86 LibreOffice_project/5e3e00a007d9b3b6efb6797a8b8e57b51ab1f737</meta:generator>
    <meta:document-statistic meta:table-count="0" meta:image-count="0" meta:object-count="0" meta:page-count="10" meta:paragraph-count="208" meta:word-count="3182" meta:character-count="19312" meta:non-whitespace-character-count="16138"/>
    <meta:template xlink:type="simple" xlink:actuate="onRequest" xlink:title="" xlink:href="../fbeginnerm.odm" meta:date="2016-01-15T18:42:38.047000000"/>
  </office:meta>
</office:document-meta>
</file>